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757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line-break/>import java.util.HashMap;<text:line-break/>import java.util.Map;</text:p>
      <text:p text:style-name="Text_20_body">public class Hashmap {<text:line-break/>public static void main(String args[])<text:line-break/>{<text:line-break/>//Teacher teacher=new Teacher();<text:line-break/>// Subject subject=new Subject();</text:p>
      <text:p text:style-name="Text_20_body"/>
      <text:p text:style-name="Text_20_body"/>
      <text:p text:style-name="Text_20_body">Map&lt;Subject, Teacher&gt; classmap=new HashMap&lt;&gt;();<text:line-break/>classmap.put(new Subject(2,"SCIENCE"),new Teacher("Manu",102));<text:line-break/>classmap.put(new Subject(3,"english"),new Teacher("Ganu",103));<text:line-break/>System.out.println(classmap);<text:line-break/>}<text:line-break/>}</text:p>
      <text:p text:style-name="Standard">-<text:span text:style-name="T1">-------------------------------------------------------------------------------------------------------------------------</text:span></text:p>
      <text:p text:style-name="Text_20_body">public class Subject {<text:line-break/>int id;<text:line-break/>String subjectname;</text:p>
      <text:p text:style-name="Text_20_body"/>
      <text:p text:style-name="Text_20_body">@Override<text:line-break/>public String toString() {<text:line-break/>return "Subject{" +<text:line-break/>"id=" + id +<text:line-break/>", subjectname='" + subjectname + '\'' +<text:line-break/>'}';<text:line-break/>}<text:line-break/>public Subject()<text:line-break/>{</text:p>
      <text:p text:style-name="Text_20_body">}</text:p>
      <text:p text:style-name="Text_20_body"/>
      <text:p text:style-name="Text_20_body"/>
      <text:p text:style-name="Text_20_body">public Subject(int id, String subjectname) {<text:line-break/>this.id = id;<text:line-break/>this.subjectname = subjectname;<text:line-break/>}</text:p>
      <text:p text:style-name="Text_20_body"><text:soft-page-break/></text:p>
      <text:p text:style-name="Text_20_body"/>
      <text:p text:style-name="Text_20_body">public int getId() {<text:line-break/>return id;<text:line-break/>}</text:p>
      <text:p text:style-name="Text_20_body"/>
      <text:p text:style-name="Text_20_body"/>
      <text:p text:style-name="Text_20_body">public void setId(int id) {<text:line-break/>this.id = id;<text:line-break/>}</text:p>
      <text:p text:style-name="Text_20_body"/>
      <text:p text:style-name="Text_20_body"/>
      <text:p text:style-name="Text_20_body">public String getSubjectname() {<text:line-break/>return subjectname;<text:line-break/>}</text:p>
      <text:p text:style-name="Text_20_body"/>
      <text:p text:style-name="Text_20_body"/>
      <text:p text:style-name="Text_20_body">public void setSubjectname(String subjectname) {<text:line-break/>this.subjectname = subjectname;<text:line-break/>}<text:line-break/>}</text:p>
      <text:p text:style-name="Standard">----------------------------------------------------------------------------------------------------------------------------</text:p>
      <text:p text:style-name="Text_20_body">public class Teacher {<text:line-break/>String name;<text:line-break/>int id;</text:p>
      <text:p text:style-name="Text_20_body"/>
      <text:p text:style-name="Text_20_body"/>
      <text:p text:style-name="Text_20_body">@Override<text:line-break/>public String toString() {<text:line-break/>return "Teacher{" +<text:line-break/>"name='" + name + '\'' +<text:line-break/>", id=" + id +<text:line-break/>'}';<text:line-break/>}<text:line-break/>public Teacher()<text:line-break/>{</text:p>
      <text:p text:style-name="Text_20_body"><text:soft-page-break/></text:p>
      <text:p text:style-name="Text_20_body">}<text:line-break/>public Teacher(String name, int id) {<text:line-break/>this.name = name;<text:line-break/>this.id = id;<text:line-break/>}</text:p>
      <text:p text:style-name="Text_20_body"/>
      <text:p text:style-name="Text_20_body"/>
      <text:p text:style-name="Text_20_body">public String getName() {<text:line-break/>return name;<text:line-break/>}</text:p>
      <text:p text:style-name="Text_20_body"/>
      <text:p text:style-name="Text_20_body"/>
      <text:p text:style-name="Text_20_body">public void setName(String name) {<text:line-break/>this.name = name;<text:line-break/>}</text:p>
      <text:p text:style-name="Text_20_body"/>
      <text:p text:style-name="Text_20_body"/>
      <text:p text:style-name="Text_20_body">public int getId() {<text:line-break/>return id;<text:line-break/>}</text:p>
      <text:p text:style-name="Text_20_body"/>
      <text:p text:style-name="Text_20_body"/>
      <text:p text:style-name="Text_20_body">public void setId(int id) {<text:line-break/>this.id = id;<text:line-break/>}<text:line-break/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2T16:43:11.068000000</meta:creation-date>
    <dc:date>2021-12-02T16:52:21.584000000</dc:date>
    <meta:editing-duration>PT2M39S</meta:editing-duration>
    <meta:editing-cycles>2</meta:editing-cycles>
    <meta:generator>LibreOffice/7.1.7.2$Windows_X86_64 LibreOffice_project/c6a4e3954236145e2acb0b65f68614365aeee33f</meta:generator>
    <meta:document-statistic meta:table-count="0" meta:image-count="0" meta:object-count="0" meta:page-count="3" meta:paragraph-count="20" meta:word-count="194" meta:character-count="1536" meta:non-whitespace-character-count="1361"/>
  </office:meta>
</office:document-meta>
</file>